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tkal" svg:font-family="utkal"/>
    <style:font-face style:name="FreeSans" svg:font-family="FreeSans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493in" fo:margin-left="-0.075in" fo:margin-top="0in" fo:margin-bottom="0in" table:align="left" style:writing-mode="lr-tb"/>
    </style:style>
    <style:style style:name="Table1.A" style:family="table-column">
      <style:table-column-properties style:column-width="1.1083in"/>
    </style:style>
    <style:style style:name="Table1.B" style:family="table-column">
      <style:table-column-properties style:column-width="1.1076in"/>
    </style:style>
    <style:style style:name="Table1.1" style:family="table-row">
      <style:table-row-properties style:min-row-height="0.3806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officeooo:paragraph-rsid="0017fac7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Symbol"/>
    </style:style>
    <style:style style:name="T3" style:family="text">
      <style:text-properties style:font-name="Symbol" officeooo:rsid="0017fac7"/>
    </style:style>
    <style:style style:name="T4" style:family="text">
      <style:text-properties style:text-position="sub 58%"/>
    </style:style>
    <style:style style:name="T5" style:family="text">
      <style:text-properties officeooo:rsid="0017fac7"/>
    </style:style>
    <style:style style:name="T6" style:family="text">
      <style:text-properties style:font-name="utkal" officeooo:rsid="0017fac7"/>
    </style:style>
    <style:style style:name="T7" style:family="text">
      <style:text-properties style:font-name="FreeSans" officeooo:rsid="0017fa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Binning procedure for xray flare ionization parameterization.</text:span> </text:p>
      <text:p text:style-name="Standard">Break up the three shortest wavelength bins of Solomon and Qian into 12 higher resolution bins. Bins to be expanded are the 0.5-4 A, 4-8A and 8-18A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Bin #</text:p>
          </table:table-cell>
          <table:table-cell table:style-name="Table1.A1" office:value-type="string">
            <text:p text:style-name="P1"><text:span text:style-name="T2"></text:span> min <text:span text:style-name="T6">λ</text:span></text:p>
          </table:table-cell>
          <table:table-cell table:style-name="Table1.A1" office:value-type="string">
            <text:p text:style-name="P2"><text:span text:style-name="T2"></text:span> max <text:span text:style-name="T6">λ</text:span></text:p>
          </table:table-cell>
          <table:table-cell table:style-name="Table1.A1" office:value-type="string">
            <text:p text:style-name="P2">Mean <text:span text:style-name="T2"></text:span><text:span text:style-name="T6">λ (A)</text:span></text:p>
          </table:table-cell>
          <table:table-cell table:style-name="Table1.A1" office:value-type="string">
            <text:p text:style-name="P1">Mean <text:span text:style-name="T2"></text:span><text:span text:style-name="T7">σ</text:span><text:span text:style-name="T4">N2abs</text:span></text:p>
            <text:p text:style-name="P1">(mega-barns)</text:p>
          </table:table-cell>
          <table:table-cell table:style-name="Table1.A1" office:value-type="string">
            <text:p text:style-name="P1">Alt of tau=1 (km)</text:p>
          </table:table-cell>
        </table:table-row>
        <table:table-row table:style-name="Table1.2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.5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.75</text:p>
          </table:table-cell>
          <table:table-cell table:style-name="Table1.A1" office:value-type="string">
            <text:p text:style-name="P1">2.48e-5</text:p>
          </table:table-cell>
          <table:table-cell table:style-name="Table1.A1" office:value-type="string">
            <text:p text:style-name="P1">43</text:p>
          </table:table-cell>
        </table:table-row>
        <table:table-row table:style-name="Table1.3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.5</text:p>
          </table:table-cell>
          <table:table-cell table:style-name="Table1.A1" office:value-type="string">
            <text:p text:style-name="P1">1.25</text:p>
          </table:table-cell>
          <table:table-cell table:style-name="Table1.A1" office:value-type="string">
            <text:p text:style-name="P1">1.47e-4</text:p>
          </table:table-cell>
          <table:table-cell table:style-name="Table1.A1" office:value-type="string">
            <text:p text:style-name="P1">55.5</text:p>
          </table:table-cell>
        </table:table-row>
        <table:table-row table:style-name="Table1.4"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1.5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1.75</text:p>
          </table:table-cell>
          <table:table-cell table:style-name="Table1.A1" office:value-type="string">
            <text:p text:style-name="P1">4.57e-4</text:p>
          </table:table-cell>
          <table:table-cell table:style-name="Table1.A1" office:value-type="string">
            <text:p text:style-name="P1">63.5</text:p>
          </table:table-cell>
        </table:table-row>
        <table:table-row table:style-name="Table1.5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.5</text:p>
          </table:table-cell>
          <table:table-cell table:style-name="Table1.A1" office:value-type="string">
            <text:p text:style-name="P1">2.25</text:p>
          </table:table-cell>
          <table:table-cell table:style-name="Table1.A1" office:value-type="string">
            <text:p text:style-name="P1">1.02e-3</text:p>
          </table:table-cell>
          <table:table-cell table:style-name="Table1.A1" office:value-type="string">
            <text:p text:style-name="P1">69.1</text:p>
          </table:table-cell>
        </table:table-row>
        <table:table-row table:style-name="Table1.6"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2.5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2.75</text:p>
          </table:table-cell>
          <table:table-cell table:style-name="Table1.A1" office:value-type="string">
            <text:p text:style-name="P1">1.9e-3</text:p>
          </table:table-cell>
          <table:table-cell table:style-name="Table1.A1" office:value-type="string">
            <text:p text:style-name="P1">73.3</text:p>
          </table:table-cell>
        </table:table-row>
        <table:table-row table:style-name="Table1.7"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3.5</text:p>
          </table:table-cell>
          <table:table-cell table:style-name="Table1.A1" office:value-type="string">
            <text:p text:style-name="P1">4.0e-3</text:p>
          </table:table-cell>
          <table:table-cell table:style-name="Table1.A1" office:value-type="string">
            <text:p text:style-name="P1">78.7</text:p>
          </table:table-cell>
        </table:table-row>
        <table:table-row table:style-name="Table1.8"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4.5</text:p>
          </table:table-cell>
          <table:table-cell table:style-name="Table1.A1" office:value-type="string">
            <text:p text:style-name="P1">8.55e-3</text:p>
          </table:table-cell>
          <table:table-cell table:style-name="Table1.A1" office:value-type="string">
            <text:p text:style-name="P1">84</text:p>
          </table:table-cell>
        </table:table-row>
        <table:table-row table:style-name="Table1.9"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5.5</text:p>
          </table:table-cell>
          <table:table-cell table:style-name="Table1.A1" office:value-type="string">
            <text:p text:style-name="P1">1.55e-2</text:p>
          </table:table-cell>
          <table:table-cell table:style-name="Table1.A1" office:value-type="string">
            <text:p text:style-name="P1">88.1</text:p>
          </table:table-cell>
        </table:table-row>
        <table:table-row table:style-name="Table1.10"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3.12e-2</text:p>
          </table:table-cell>
          <table:table-cell table:style-name="Table1.A1" office:value-type="string">
            <text:p text:style-name="P1">93</text:p>
          </table:table-cell>
        </table:table-row>
        <table:table-row table:style-name="Table1.11"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6.32e-2</text:p>
          </table:table-cell>
          <table:table-cell table:style-name="Table1.A1" office:value-type="string">
            <text:p text:style-name="P1">98</text:p>
          </table:table-cell>
        </table:table-row>
        <table:table-row table:style-name="Table1.12"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0.14</text:p>
          </table:table-cell>
          <table:table-cell table:style-name="Table1.A1" office:value-type="string">
            <text:p text:style-name="P1">103.5</text:p>
          </table:table-cell>
        </table:table-row>
        <table:table-row table:style-name="Table1.13"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18</text:p>
          </table:table-cell>
          <table:table-cell table:style-name="Table1.A1" office:value-type="string">
            <text:p text:style-name="P1">16</text:p>
          </table:table-cell>
          <table:table-cell table:style-name="Table1.A1" office:value-type="string">
            <text:p text:style-name="P1">0.30</text:p>
          </table:table-cell>
          <table:table-cell table:style-name="Table1.A1" office:value-type="string">
            <text:p text:style-name="P1">109</text:p>
          </table:table-cell>
        </table:table-row>
      </table:table>
      <text:p text:style-name="Standard"/>
      <text:p text:style-name="Standard">The n2 cross section comes from Henke where I doubled the atomic nitrogen values they give to get N2. A test of this at 23.5 angstroms gave 7.95E-19 cm -2 and at 24 angstrom, 8.3E-19 cm-2 and Judy Fennelly’s table has 8E-19 at 23.7 angstroms. The altitudes are derived from assuming an exponential density with constant scale height (= 7 km) and solving tau = 1 = n(z)*sigma*H, for z. Overhead sun is assumed. If there is a 60 degree zenith angle, the altitudes of tau =1 <text:s/>go up by 5 km or so. The selection of bins gives roughly 5 km resolution between 60-100 km.<text:bookmark text:name="_GoBack"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tkal" svg:font-family="utkal"/>
    <style:font-face style:name="FreeSans" svg:font-family="FreeSans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siskind</meta:initial-creator>
    <meta:editing-cycles>11</meta:editing-cycles>
    <meta:creation-date>2020-05-13T13:29:00</meta:creation-date>
    <dc:date>2020-05-24T19:59:30.404824192</dc:date>
    <meta:editing-duration>PT5H5M40S</meta:editing-duration>
    <meta:generator>LibreOffice/6.4.2.2$Linux_X86_64 LibreOffice_project/40$Build-2</meta:generator>
    <meta:document-statistic meta:table-count="1" meta:image-count="0" meta:object-count="0" meta:page-count="1" meta:paragraph-count="82" meta:word-count="233" meta:character-count="1050" meta:non-whitespace-character-count="900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